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helvetica, sans-serif"/>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left="0cm" fo:margin-right="0cm" fo:text-indent="0cm" style:auto-text-indent="false"/>
      <style:text-properties fo:font-variant="normal" fo:text-transform="none" fo:color="#333333" style:font-name="Liberation Sans" fo:font-size="12pt" fo:letter-spacing="normal" fo:font-style="normal" fo:font-weight="normal" fo:background-color="transparent" style:font-size-asian="12pt" style:font-weight-asian="normal" style:font-size-complex="12pt" style:font-weight-complex="normal"/>
    </style:style>
    <style:style style:name="P3" style:family="paragraph" style:parent-style-name="Text_20_body">
      <style:paragraph-properties fo:margin-left="0cm" fo:margin-right="0cm" fo:margin-top="0cm" fo:margin-bottom="0cm" style:line-height-at-least="0.476cm" fo:text-indent="0cm" style:auto-text-indent="false" fo:padding="0cm" fo:border="none"/>
      <style:text-properties fo:font-variant="normal" fo:text-transform="none" fo:color="#333333" style:font-name="arial" fo:font-size="9.75pt" fo:letter-spacing="normal" fo:font-style="normal" fo:font-weight="normal"/>
    </style:style>
    <style:style style:name="P4" style:family="paragraph" style:parent-style-name="Text_20_body">
      <style:paragraph-properties fo:margin-top="0cm" fo:margin-bottom="0cm" style:line-height-at-least="0.476cm" fo:padding="0cm" fo:border="none"/>
      <style:text-properties fo:font-variant="normal" fo:text-transform="none" fo:color="#333333" style:font-name="arial" fo:font-size="9.75pt" fo:letter-spacing="normal" fo:font-style="normal" fo:font-weight="normal"/>
    </style:style>
    <style:style style:name="P5" style:family="paragraph" style:parent-style-name="Text_20_body" style:list-style-name="L1">
      <style:paragraph-properties fo:margin-top="0cm" fo:margin-bottom="0cm" style:line-height-at-least="0.476cm" fo:padding="0cm" fo:border="none"/>
      <style:text-properties fo:font-variant="normal" fo:text-transform="none" fo:color="#333333" style:font-name="arial" fo:font-size="9.75pt" fo:letter-spacing="normal" fo:font-style="normal" fo:font-weight="normal"/>
    </style:style>
    <style:style style:name="P6" style:family="paragraph" style:parent-style-name="Text_20_body" style:list-style-name="L2">
      <style:paragraph-properties fo:margin-left="0cm" fo:margin-right="0cm" fo:margin-top="0cm" fo:margin-bottom="0cm" style:line-height-at-least="0.476cm" fo:text-indent="0cm" style:auto-text-indent="false" fo:padding="0cm" fo:border="none"/>
      <style:text-properties fo:font-variant="normal" fo:text-transform="none" fo:color="#333333" style:font-name="arial" fo:font-size="9.75pt" fo:letter-spacing="normal" fo:font-style="normal" fo:font-weight="normal"/>
    </style:style>
    <style:style style:name="P7" style:family="paragraph" style:parent-style-name="Text_20_body" style:list-style-name="L3">
      <style:paragraph-properties fo:margin-left="0cm" fo:margin-right="0cm" fo:margin-top="0cm" fo:margin-bottom="0cm" style:line-height-at-least="0.476cm" fo:text-indent="0cm" style:auto-text-indent="false" fo:padding="0cm" fo:border="none"/>
      <style:text-properties fo:font-variant="normal" fo:text-transform="none" fo:color="#333333" style:font-name="arial" fo:font-size="9.75pt" fo:letter-spacing="normal" fo:font-style="normal" fo:font-weight="normal"/>
    </style:style>
    <style:style style:name="P8" style:family="paragraph" style:parent-style-name="Text_20_body">
      <style:paragraph-properties fo:margin-left="0cm" fo:margin-right="0cm" fo:margin-top="0cm" fo:margin-bottom="0cm" style:line-height-at-least="0.476cm" fo:text-indent="0cm" style:auto-text-indent="false" fo:padding="0cm" fo:border="none"/>
      <style:text-properties fo:font-variant="normal" fo:text-transform="none" fo:color="#333333" style:font-name="Liberation Sans" fo:font-size="12pt" fo:letter-spacing="normal" fo:font-style="normal" fo:font-weight="normal" fo:background-color="transparent"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style:line-height-at-least="0.476cm" fo:text-indent="0cm" style:auto-text-indent="false" fo:padding="0cm" fo:border="none"/>
    </style:style>
    <style:style style:name="P10" style:family="paragraph" style:parent-style-name="Text_20_body" style:list-style-name="L3">
      <style:paragraph-properties fo:margin-left="0cm" fo:margin-right="0cm" fo:margin-top="0cm" fo:margin-bottom="0cm" style:line-height-at-least="0.476cm" fo:text-indent="0cm" style:auto-text-indent="false" fo:padding="0cm" fo:border="none"/>
    </style:style>
    <style:style style:name="T1" style:family="text">
      <style:text-properties fo:font-weight="bold"/>
    </style:style>
    <style:style style:name="T2" style:family="text">
      <style:text-properties fo:font-variant="normal" fo:text-transform="none" fo:color="#333333" style:font-name="arial" fo:font-size="9.75pt" fo:letter-spacing="normal" fo:font-style="normal" fo:font-weight="normal"/>
    </style:style>
    <style:style style:name="T3" style:family="text">
      <style:text-properties fo:font-variant="normal" fo:text-transform="none" fo:color="#333333" style:font-name="arial1" fo:font-size="9.75pt" fo:letter-spacing="normal" fo:font-style="normal" fo:font-weight="normal" style:font-style-asian="normal" style:font-style-complex="normal"/>
    </style:style>
    <style:style style:name="T4" style:family="text">
      <style:text-properties fo:font-variant="normal" fo:text-transform="none" fo:color="#3c63af" style:text-line-through-style="none" style:font-name="arial" fo:font-size="9.75pt" fo:letter-spacing="normal" fo:font-style="normal" style:text-underline-style="none" fo:font-weight="normal" style:text-blinking="false"/>
    </style:style>
    <style:style style:name="T5" style:family="text">
      <style:text-properties fo:font-style="italic" style:font-style-asian="italic" style:font-style-complex="italic"/>
    </style:style>
    <style:style style:name="T6" style:family="text">
      <style:text-properties style:font-name="arial1"/>
    </style:style>
    <style:style style:name="T7" style:family="text">
      <style:text-properties style:font-name="arial1" fo:font-weight="bold"/>
    </style:style>
    <style:style style:name="T8" style:family="text">
      <style:text-properties style:font-name="arial2" fo:font-size="9.69999980926514pt" style:font-size-asian="9.69999980926514pt" style:font-size-complex="9.69999980926514pt"/>
    </style:style>
    <style:style style:name="T9"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ar Editior,</text:p>
      <text:p text:style-name="P3"/>
      <text:p text:style-name="P3">I would like to make a presubmission enquiry to PLoS Computational Biology regarding the suitability of our manuscript, “<text:span text:style-name="T5">pyFRET: An Open-Source Python Library for Analysis of Single Molecule Fluorescence Data</text:span>” by Rebecca R. Murphy, Sophie E. Jackson and David Klenerman for publication in PLoS Computational Biology as a software article.</text:p>
      <text:p text:style-name="P3"/>
      <text:p text:style-name="P9"><text:span text:style-name="T2">We have developed a python library for the analysis of data from single-molecule Forster Resonance Energy Transfer (smFRET) experiments. This library, named pyFRET, is available for free, anonymous download from the Python Package Index (</text:span><text:a xlink:type="simple" xlink:href="https://pypi.python.org/pypi/pyFRET/0.1.5"><text:span text:style-name="T8">https://pypi.python.org/pypi/pyFRET/0.1.5</text:span></text:a><text:span text:style-name="T2">) and has extensive documentation, including tutorials and an API, which are hosted on an independent documentation server ReadThe Docs (</text:span><text:a xlink:type="simple" xlink:href="https://readthedocs.org/projects/pyfret/">https://readthedocs.org/projects/pyfret/</text:a><text:span text:style-name="T2">). It is licenced under the open source initiative compliant BSD licence. pyFRET can be used for the complete analysis of smFRET data from solution studies of fluorescently labelled molecules using confocal laser microscopy.</text:span></text:p>
      <text:p text:style-name="P3"/>
      <text:p text:style-name="P3">Despite the well-established importance of smFRET as a biological technique<text:note text:id="ftn0" text:note-class="footnote"><text:note-citation>1</text:note-citation><text:note-body><text:p text:style-name="Footnote">Rahul, R. <text:span text:style-name="T5">et al. </text:span><text:span text:style-name="T9">Nature Methods, 2009, 5 (6), </text:span><text:span text:style-name="T3">507-516</text:span></text:p></text:note-body></text:note>, to date there has been no publication of software used for smFRET data analysis and no open source software is available to the smFRET research community. This has a significant impact on the reproducibility of smFRET research and provides a considerable barrier to adoption of the technique by new groups and for new areas of research. </text:p>
      <text:p text:style-name="P3"/>
      <text:p text:style-name="P3">We feel that, as the first ever release of open source software within this field, our library is of exceptional importance. It provides all of the functionality necessary for simple analysis of smFRET data and we hope that it will be used by our research community:</text:p>
      <text:p text:style-name="P3"/>
      <text:list xml:id="list14588298771" text:style-name="L1">
        <text:list-item>
          <text:p text:style-name="P5">as a source of high-quality tools for data analysis</text:p>
        </text:list-item>
        <text:list-item>
          <text:p text:style-name="P5">as a benchmark against which novel analysis techniques can be compared</text:p>
        </text:list-item>
        <text:list-item>
          <text:p text:style-name="P5">as a framework to which novel techniques of proven quality can be added for use by others in the community</text:p>
        </text:list-item>
      </text:list>
      <text:p text:style-name="P4"/>
      <text:list xml:id="list1274443520" text:style-name="L2">
        <text:list-header>
          <text:p text:style-name="P6">In our paper, we demonstrate use of pyFRET to analyse data from fluorescently labelled DNA duplexes, a standard validation experiment in smFRET research. We are also using the library to study the folding behaviour of fluorescent proteins, demonstrating new insight into the stability of B-barrel proteins (manuscript in preparation). The data, scripts and configuration files will be provided in the supplementary information of the paper to allow independent verification of the results and as part of a tutorial for new users.</text:p>
        </text:list-header>
      </text:list>
      <text:p text:style-name="P3"/>
      <text:p text:style-name="P3">We think that, as an open access journal <text:s/>with such high standards for data and software sharing, PLoS Computational Biology would be an outstanding forum for this paper. Publication in PLoS computational biology <text:s/>would demonstrate our commitment to the open, collaborative practices needed to ensure reproducibility and reliability across scientific research. We believe that our software library would be of great interest to other researchers in the area of smFRET, who would be able to complement their own analyses with our library functions.</text:p>
      <text:p text:style-name="P3"/>
      <text:p text:style-name="P3">Thank you very much for your time in conisidering our presubmission enquiry. I look forward to hearing from you.</text:p>
      <text:p text:style-name="P3"/>
      <text:p text:style-name="P3">With best wishes,</text:p>
      <text:p text:style-name="P3">Rebecca Murphy</text:p>
      <text:p text:style-name="P3"/>
      <text:p text:style-name="P3"/>
      <text:p text:style-name="P8"><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1" svg:font-family="arial, helvetica, sans-serif"/>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16:18:58</meta:creation-date>
    <dc:date>2014-06-05T18:15:39</dc:date>
    <meta:editing-duration>PT51M8S</meta:editing-duration>
    <meta:editing-cycles>6</meta:editing-cycles>
    <meta:generator>LibreOffice/3.5$Linux_X86_64 LibreOffice_project/350m1$Build-202</meta:generator>
    <meta:document-statistic meta:table-count="0" meta:image-count="0" meta:object-count="0" meta:page-count="1" meta:paragraph-count="14" meta:word-count="496" meta:character-count="3215" meta:non-whitespace-character-count="2736"/>
  </office:meta>
</office:document-meta>
</file>